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4pt" style:font-name-asian="Times-Roman" style:font-size-asian="14pt" style:font-name-complex="Times-Roman" style:font-size-complex="14pt"/>
    </style:style>
    <style:style style:name="P2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4pt" style:font-name-asian="Times-Roman" style:font-size-asian="14pt" style:font-name-complex="Times-Roman" style:font-size-complex="14pt"/>
    </style:style>
    <style:style style:name="P3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4pt" style:font-name-asian="Times-Roman" style:font-size-asian="14pt" style:font-name-complex="Times-Roman" style:font-size-complex="14pt"/>
    </style:style>
  </office:automatic-styles>
  <office:body>
    <office:text>
      <text:tracked-changes>
        <text:changed-region text:id="ct849204480">
          <text:deletion>
            <office:change-info>
              <dc:creator>Wednesday Wednesday</dc:creator>
              <dc:date>2010-09-28T10:27:00</dc:date>
            </office:change-info>
            <text:p text:style-name="P1">graph</text:p>
          </text:deletion>
        </text:changed-region>
        <text:changed-region text:id="ct590237712">
          <text:deletion>
            <office:change-info>
              <dc:creator>Tuesday Tuesday</dc:creator>
              <dc:date>2010-09-28T10:26:00</dc:date>
            </office:change-info>
            <text:p text:style-name="P1">will </text:p>
          </text:deletion>
        </text:changed-region>
        <text:changed-region text:id="ct589650032">
          <text:deletion>
            <office:change-info>
              <dc:creator>Wednesday Wednesday</dc:creator>
              <dc:date>2010-09-28T10:27:00</dc:date>
            </office:change-info>
            <text:p text:style-name="P1">evolv</text:p>
          </text:deletion>
        </text:changed-region>
        <text:changed-region text:id="ct53437952">
          <text:insertion>
            <office:change-info>
              <dc:creator>Wednesday Wednesday</dc:creator>
              <dc:date>2010-09-28T10:27:00</dc:date>
            </office:change-info>
          </text:insertion>
        </text:changed-region>
        <text:changed-region text:id="ct845529728">
          <text:insertion>
            <office:change-info>
              <dc:creator>Tuesday Tuesday</dc:creator>
              <dc:date>2010-09-28T10:26:00</dc:date>
            </office:change-info>
          </text:insertion>
        </text:changed-region>
        <text:changed-region text:id="ct52528768">
          <text:deletion>
            <office:change-info>
              <dc:creator>Tuesday Tuesday</dc:creator>
              <dc:date>2010-09-28T10:26:00</dc:date>
            </office:change-info>
            <text:p text:style-name="P1"><text:s/>during this week</text:p>
          </text:deletion>
        </text:changed-region>
        <text:changed-region text:id="ct575968256">
          <text:insertion>
            <office:change-info>
              <dc:creator>Thursday Thursday</dc:creator>
              <dc:date>2010-09-28T10:29:00</dc:date>
            </office:change-info>
          </text:insertion>
        </text:changed-region>
        <text:changed-region text:id="ct499410048">
          <text:insertion>
            <office:change-info>
              <dc:creator>Friday Friday</dc:creator>
              <dc:date>2010-09-28T10:30:00</dc:date>
            </office:change-info>
          </text:insertion>
        </text:changed-region>
        <text:changed-region text:id="ct604958496">
          <text:insertion>
            <office:change-info>
              <dc:creator>Thursday Thursday</dc:creator>
              <dc:date>2010-09-28T10:2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para<text:change text:change-id="ct849204480"/> <text:change text:change-id="ct590237712"/><text:change text:change-id="ct589650032"/><text:change-start text:change-id="ct53437952"/>chang<text:change-end text:change-id="ct53437952"/>e<text:change-start text:change-id="ct845529728"/>s<text:change-end text:change-id="ct845529728"/><text:change text:change-id="ct52528768"/><text:change-start text:change-id="ct575968256"/>: some content <text:change-end text:change-id="ct575968256"/><text:change-start text:change-id="ct499410048"/>i<text:change-end text:change-id="ct499410048"/><text:change-start text:change-id="ct604958496"/>s added, some removed<text:change-end text:change-id="ct604958496"/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gelo Di Iorio</meta:initial-creator>
    <meta:creation-date>2010-09-28T10:22:19</meta:creation-date>
    <dc:date>2010-09-28T10:30:40</dc:date>
    <dc:creator>Friday Friday</dc:creator>
    <meta:editing-duration>PT00H05M21S</meta:editing-duration>
    <meta:editing-cycles>6</meta:editing-cycles>
    <meta:generator>OpenOffice.org/3.2$Unix OpenOffice.org_project/320m12$Build-9483</meta:generator>
    <meta:document-statistic meta:table-count="0" meta:image-count="0" meta:object-count="0" meta:page-count="1" meta:paragraph-count="5" meta:word-count="15" meta:character-count="87"/>
  </office:meta>
</office:document-meta>
</file>